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officeooo:rsid="0011f1d7" officeooo:paragraph-rsid="0007649f"/>
    </style:style>
    <style:style style:name="P3" style:family="paragraph" style:parent-style-name="Standard">
      <style:text-properties fo:color="#000000" fo:font-size="18pt" fo:font-weight="bold" officeooo:rsid="0007649f" officeooo:paragraph-rsid="0016d9d8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fo:font-size="18pt" fo:font-weight="bold" officeooo:rsid="00185f57" officeooo:paragraph-rsid="0016d9d8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1f1d7" officeooo:paragraph-rsid="0007649f"/>
    </style:style>
    <style:style style:name="T1" style:family="text">
      <style:text-properties officeooo:rsid="0016d9d8"/>
    </style:style>
    <style:style style:name="T2" style:family="text">
      <style:text-properties officeooo:rsid="0019f3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pan text:style-name="T2">1 &amp; 2</text:span></text:p>
      <text:p text:style-name="P1">Melvin BARDIN</text:p>
      <text:p text:style-name="P1"/>
      <text:p text:style-name="P1"/>
      <text:p text:style-name="P4">LIEN DU GIT :<text:line-break/>https://github.com/Kyrial/TP-Application-Interactive</text:p>
      <text:p text:style-name="P3"/>
      <text:p text:style-name="P1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8:11:12.096913193</meta:creation-date>
    <dc:date>2021-10-04T08:14:57.045628230</dc:date>
    <meta:editing-duration>PT4H25M4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87" meta:non-whitespace-character-count="79"/>
  </office:meta>
</office:document-meta>
</file>